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Times New Roman" fo:font-size="11pt" officeooo:paragraph-rsid="0015e006" style:font-size-asian="11pt" style:font-size-complex="11pt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Times New Roman" fo:font-size="11pt" fo:language="en" fo:country="US" officeooo:paragraph-rsid="0015e006" style:font-size-asian="11pt" style:font-size-complex="11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Times New Roman" fo:font-weight="bold" officeooo:paragraph-rsid="0015e006" style:font-weight-asian="bold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imes New Roman" officeooo:paragraph-rsid="001777d3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Times New Roman" officeooo:paragraph-rsid="001e96a6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FreeMono" officeooo:rsid="00198b1d" officeooo:paragraph-rsid="00198b1d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FreeMono" officeooo:rsid="0019ebcf" officeooo:paragraph-rsid="0019ebcf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FreeMono" fo:font-weight="normal" officeooo:rsid="0019f3c3" officeooo:paragraph-rsid="0019f3c3" style:font-weight-asian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FreeMono" officeooo:rsid="001d0f20" officeooo:paragraph-rsid="001d0f20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8%" fo:hyphenation-ladder-count="no-limit" fo:text-indent="0cm" style:auto-text-indent="false"/>
      <style:text-properties style:font-name="Times New Roman" officeooo:paragraph-rsid="001777d3" fo:hyphenate="false" fo:hyphenation-remain-char-count="2" fo:hyphenation-push-char-count="2"/>
    </style:style>
    <style:style style:name="P11" style:family="paragraph" style:parent-style-name="Standard">
      <style:paragraph-properties fo:margin-top="0cm" fo:margin-bottom="0.282cm" loext:contextual-spacing="false" fo:line-height="108%" fo:text-align="center" style:justify-single-word="false" fo:hyphenation-ladder-count="no-limit"/>
      <style:text-properties style:font-name="Times New Roman" fo:font-size="16pt" officeooo:paragraph-rsid="0015e006" style:font-name-asian="Calibri" style:font-size-asian="16pt" style:language-asian="en" style:country-asian="US" style:font-name-complex="Times New Roman1" style:font-size-complex="16pt" fo:hyphenate="false" fo:hyphenation-remain-char-count="2" fo:hyphenation-push-char-count="2"/>
    </style:style>
    <style:style style:name="P12" style:family="paragraph" style:parent-style-name="Standard">
      <style:paragraph-properties fo:margin-top="0cm" fo:margin-bottom="0.282cm" loext:contextual-spacing="false" fo:line-height="108%" fo:text-align="center" style:justify-single-word="false" fo:hyphenation-ladder-count="no-limit"/>
      <style:text-properties style:font-name="Times New Roman" fo:font-size="16pt" officeooo:paragraph-rsid="0015e006" style:font-size-asian="16pt" style:font-size-complex="16pt" fo:hyphenate="false" fo:hyphenation-remain-char-count="2" fo:hyphenation-push-char-count="2"/>
    </style:style>
    <style:style style:name="P13" style:family="paragraph" style:parent-style-name="Standard">
      <style:paragraph-properties fo:margin-top="0cm" fo:margin-bottom="0.282cm" loext:contextual-spacing="false" fo:line-height="108%" fo:hyphenation-ladder-count="no-limit"/>
      <style:text-properties style:font-name="Times New Roman" officeooo:paragraph-rsid="0015e006" fo:hyphenate="false" fo:hyphenation-remain-char-count="2" fo:hyphenation-push-char-count="2"/>
    </style:style>
    <style:style style:name="P14" style:family="paragraph" style:parent-style-name="Standard" style:master-page-name="">
      <loext:graphic-properties draw:fill="none"/>
      <style:paragraph-properties fo:margin-left="11.501cm" fo:margin-right="0cm" fo:margin-top="0cm" fo:margin-bottom="0.282cm" loext:contextual-spacing="false" fo:line-height="108%" fo:text-align="start" style:justify-single-word="false" fo:hyphenation-ladder-count="no-limit" fo:text-indent="0.499cm" style:auto-text-indent="false" style:page-number="auto" fo:background-color="transparent">
        <style:tab-stops>
          <style:tab-stop style:position="0.496cm"/>
        </style:tab-stops>
      </style:paragraph-properties>
      <style:text-properties style:font-name="Times New Roman" officeooo:paragraph-rsid="0015e006" fo:hyphenate="false" fo:hyphenation-remain-char-count="2" fo:hyphenation-push-char-count="2"/>
    </style:style>
    <style:style style:name="P15" style:family="paragraph" style:parent-style-name="Standard" style:master-page-name="">
      <loext:graphic-properties draw:fill="none"/>
      <style:paragraph-properties fo:margin-left="11.501cm" fo:margin-right="0cm" fo:margin-top="0cm" fo:margin-bottom="0.282cm" loext:contextual-spacing="false" fo:line-height="108%" fo:text-align="start" style:justify-single-word="false" fo:hyphenation-ladder-count="no-limit" fo:text-indent="0.499cm" style:auto-text-indent="false" style:page-number="auto" fo:background-color="transparent">
        <style:tab-stops>
          <style:tab-stop style:position="0.496cm"/>
        </style:tab-stops>
      </style:paragraph-properties>
      <style:text-properties style:font-name="Times New Roman" fo:font-size="14pt" officeooo:rsid="001e7670" officeooo:paragraph-rsid="0015e006" style:font-name-asian="Calibri" style:font-size-asian="14pt" style:language-asian="en" style:country-asian="US" style:font-name-complex="Times New Roman1" style:font-size-complex="14pt" fo:hyphenate="false" fo:hyphenation-remain-char-count="2" fo:hyphenation-push-char-count="2"/>
    </style:style>
    <style:style style:name="P16" style:family="paragraph" style:parent-style-name="Standard">
      <loext:graphic-properties draw:fill="none"/>
      <style:paragraph-properties fo:margin-left="11.501cm" fo:margin-right="0cm" fo:margin-top="0cm" fo:margin-bottom="0.282cm" loext:contextual-spacing="false" fo:line-height="108%" fo:text-align="start" style:justify-single-word="false" fo:hyphenation-ladder-count="no-limit" fo:text-indent="0.499cm" style:auto-text-indent="false" fo:background-color="transparent">
        <style:tab-stops>
          <style:tab-stop style:position="0.496cm"/>
        </style:tab-stops>
      </style:paragraph-properties>
      <style:text-properties style:font-name="Times New Roman" fo:font-size="14pt" officeooo:paragraph-rsid="0015e006" style:font-name-asian="Calibri" style:font-size-asian="14pt" style:language-asian="en" style:country-asian="US" style:font-name-complex="Times New Roman1" style:font-size-complex="14pt" fo:hyphenate="false" fo:hyphenation-remain-char-count="2" fo:hyphenation-push-char-count="2"/>
    </style:style>
    <style:style style:name="P17" style:family="paragraph" style:parent-style-name="Standard" style:master-page-name="Standard">
      <style:paragraph-properties fo:margin-top="0cm" fo:margin-bottom="0.282cm" loext:contextual-spacing="false" fo:line-height="108%" fo:text-align="center" style:justify-single-word="false" fo:hyphenation-ladder-count="no-limit" style:page-number="auto"/>
      <style:text-properties style:font-name="Times New Roman" fo:font-size="16pt" officeooo:paragraph-rsid="0015e006" style:font-name-asian="Calibri" style:font-size-asian="16pt" style:language-asian="en" style:country-asian="US" style:font-name-complex="Times New Roman1" style:font-size-complex="16pt" fo:hyphenate="false" fo:hyphenation-remain-char-count="2" fo:hyphenation-push-char-count="2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FreeMono" fo:font-size="11pt" officeooo:rsid="001e96a6" officeooo:paragraph-rsid="001e96a6" style:font-size-asian="11pt" style:font-size-complex="11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FreeMono" fo:font-size="11pt" fo:language="en" fo:country="US" officeooo:rsid="0019ebcf" officeooo:paragraph-rsid="0019ebcf" style:font-size-asian="11pt" style:font-size-complex="11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FreeMono" fo:font-size="11pt" fo:language="en" fo:country="US" officeooo:rsid="001d0f20" officeooo:paragraph-rsid="001d0f20" style:font-size-asian="11pt" style:font-size-complex="11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FreeMono" fo:font-size="11pt" fo:language="en" fo:country="US" fo:font-weight="bold" officeooo:rsid="0019ebcf" officeooo:paragraph-rsid="0019ebcf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FreeMono" fo:font-size="11pt" fo:language="en" fo:country="US" fo:font-weight="normal" officeooo:rsid="0019ebcf" officeooo:paragraph-rsid="0019ebcf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FreeMono" fo:font-size="11pt" fo:language="en" fo:country="US" fo:font-weight="normal" officeooo:rsid="0019f3c3" officeooo:paragraph-rsid="0019f3c3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en" fo:country="US" fo:font-weight="bold" officeooo:paragraph-rsid="0015e006" style:font-size-asian="14pt" style:font-weight-asian="bold" style:font-size-complex="14pt" style:font-weight-complex="bold"/>
    </style:style>
    <style:style style:name="P25" style:family="paragraph" style:parent-style-name="Heading_20_3">
      <style:paragraph-properties fo:margin-left="0cm" fo:margin-right="0cm" fo:margin-top="0cm" fo:margin-bottom="0cm" loext:contextual-spacing="false" fo:line-height="108%" fo:text-indent="0cm" style:auto-text-indent="false"/>
      <style:text-properties style:font-name="Times New Roman" fo:font-size="12pt" fo:font-weight="normal" officeooo:paragraph-rsid="001777d3" style:font-size-asian="12pt" style:font-weight-asian="normal" style:font-size-complex="12pt" style:font-weight-complex="normal"/>
    </style:style>
    <style:style style:name="P26" style:family="paragraph" style:parent-style-name="Heading_20_3" style:list-style-name="">
      <style:paragraph-properties fo:margin-left="0cm" fo:margin-right="0cm" fo:margin-top="0cm" fo:margin-bottom="0cm" loext:contextual-spacing="false" fo:line-height="108%" fo:text-indent="0cm" style:auto-text-indent="false"/>
      <style:text-properties style:font-name="Times New Roman" fo:font-size="12pt" fo:font-weight="normal" officeooo:paragraph-rsid="001777d3" fo:background-color="transparent" style:font-size-asian="12pt" style:font-weight-asian="normal" style:font-size-complex="12pt" style:font-weight-complex="normal"/>
    </style:style>
    <style:style style:name="P27" style:family="paragraph" style:parent-style-name="Heading_20_3" style:list-style-name="">
      <style:paragraph-properties fo:margin-left="0cm" fo:margin-right="0cm" fo:margin-top="0cm" fo:margin-bottom="0cm" loext:contextual-spacing="false" fo:line-height="108%" fo:text-indent="0cm" style:auto-text-indent="false"/>
      <style:text-properties style:font-name="Times New Roman" officeooo:paragraph-rsid="001777d3"/>
    </style:style>
    <style:style style:name="T1" style:family="text">
      <style:text-properties fo:color="#000000" style:font-name-asian="Times New Roman1" style:language-asian="ru" style:country-asian="RU" style:font-name-complex="Times New Roman1"/>
    </style:style>
    <style:style style:name="T2" style:family="text">
      <style:text-properties fo:color="#000000" fo:font-size="12pt" fo:font-weight="normal" fo:background-color="transparent" loext:char-shading-value="0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3" style:family="text">
      <style:text-properties style:font-name-asian="Calibri" style:language-asian="en" style:country-asian="US" style:font-name-complex="Times New Roman1"/>
    </style:style>
    <style:style style:name="T4" style:family="text">
      <style:text-properties officeooo:rsid="0015e006" style:font-name-asian="Calibri" style:language-asian="en" style:country-asian="US" style:font-name-complex="Times New Roman1"/>
    </style:style>
    <style:style style:name="T5" style:family="text">
      <style:text-properties fo:font-size="14pt" style:font-name-asian="Calibri" style:font-size-asian="14pt" style:language-asian="en" style:country-asian="US" style:font-name-complex="Times New Roman1" style:font-size-complex="14pt"/>
    </style:style>
    <style:style style:name="T6" style:family="text">
      <style:text-properties fo:font-size="14pt" officeooo:rsid="001e7670" style:font-name-asian="Calibri" style:font-size-asian="14pt" style:language-asian="en" style:country-asian="US" style:font-name-complex="Times New Roman1" style:font-size-complex="14pt"/>
    </style:style>
    <style:style style:name="T7" style:family="text">
      <style:text-properties fo:font-size="14pt" fo:font-weight="bold" style:font-name-asian="Calibri" style:font-size-asian="14pt" style:language-asian="en" style:country-asian="US" style:font-weight-asian="bold" style:font-name-complex="Times New Roman1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style="italic" fo:font-weight="bold" style:font-name-asian="Calibri" style:font-size-asian="14pt" style:language-asian="en" style:country-asian="US" style:font-style-asian="italic" style:font-weight-asian="bold" style:font-name-complex="Times New Roman1" style:font-size-complex="14pt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font-size="14pt" fo:language="en" fo:country="US" officeooo:rsid="0019f3c3" style:font-size-asian="14pt" style:font-size-complex="14pt"/>
    </style:style>
    <style:style style:name="T12" style:family="text">
      <style:text-properties fo:font-size="14pt" fo:language="en" fo:country="US" officeooo:rsid="001b2e23" style:font-size-asian="14pt" style:font-size-complex="14pt"/>
    </style:style>
    <style:style style:name="T13" style:family="text">
      <style:text-properties fo:font-size="14pt" fo:language="en" fo:country="US" officeooo:rsid="001777d3" style:font-size-asian="14pt" style:font-size-complex="14pt"/>
    </style:style>
    <style:style style:name="T14" style:family="text">
      <style:text-properties fo:font-size="16pt" fo:language="en" fo:country="US" style:font-size-asian="16pt" style:font-size-complex="16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1pt" fo:language="en" fo:country="US" style:font-size-asian="11pt" style:font-size-complex="11pt"/>
    </style:style>
    <style:style style:name="T17" style:family="text">
      <style:text-properties fo:font-size="11pt" fo:language="en" fo:country="US" officeooo:rsid="0019ebcf" style:font-size-asian="11pt" style:font-size-complex="11pt"/>
    </style:style>
    <style:style style:name="T18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19" style:family="text">
      <style:text-properties fo:font-size="11pt" fo:language="en" fo:country="US" style:text-underline-style="solid" style:text-underline-width="auto" style:text-underline-color="font-color" style:font-size-asian="11pt" style:font-size-complex="11pt"/>
    </style:style>
    <style:style style:name="T20" style:family="text">
      <style:text-properties style:font-name-asian="Times New Roman1" style:language-asian="ru" style:country-asian="RU"/>
    </style:style>
    <style:style style:name="T21" style:family="text">
      <style:text-properties fo:background-color="transparent" loext:char-shading-value="0" style:font-name-asian="Calibri" style:language-asian="ru" style:country-asian="RU" style:font-name-complex="Times New Roman1"/>
    </style:style>
    <style:style style:name="T22" style:family="text">
      <style:text-properties fo:font-size="12pt" fo:font-weight="normal" fo:background-color="transparent" loext:char-shading-value="0" style:font-name-asian="Times New Roman1" style:font-size-asian="12pt" style:language-asian="ru" style:country-asian="RU" style:font-weight-asian="normal" style:font-size-complex="12pt" style:font-weight-complex="normal"/>
    </style:style>
    <style:style style:name="T23" style:family="text">
      <style:text-properties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font-size="12pt" fo:font-style="italic" style:text-underline-style="none" fo:font-weight="normal" fo:background-color="transparent" loext:char-shading-value="0" style:font-name-asian="Times New Roman1" style:font-size-asian="12pt" style:language-asian="ru" style:country-asian="RU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tyle="italic" style:text-underline-style="none" style:font-name-asian="Times New Roman1" style:language-asian="ru" style:country-asian="RU" style:font-style-asian="italic" style:font-style-complex="italic"/>
    </style:style>
    <style:style style:name="T26" style:family="text">
      <style:text-properties fo:font-style="italic" style:text-underline-style="none" style:language-asian="ru" style:country-asian="RU" style:font-style-asian="italic" style:font-style-complex="italic"/>
    </style:style>
    <style:style style:name="T27" style:family="text">
      <style:text-properties style:font-name="FreeMono" fo:font-size="11pt" officeooo:rsid="001e96a6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2"><text:span text:style-name="T3">Отчет по лабораторной работе №</text:span><text:span text:style-name="T4">4</text:span></text:p>
      <text:p text:style-name="P11">По курсу «Операционные системы»</text:p>
      <text:p text:style-name="P11"/>
      <text:p text:style-name="P14"><text:span text:style-name="T5">Работу выполнил</text:span><text:span text:style-name="T6">а</text:span></text:p>
      <text:p text:style-name="P14"><text:span text:style-name="T6">с</text:span><text:span text:style-name="T5">тудент</text:span><text:span text:style-name="T6">ка</text:span><text:span text:style-name="T5"> группы 8О-208Б</text:span></text:p>
      <text:p text:style-name="P15">Понагайбо А.О.</text:p>
      <text:p text:style-name="P16">Сдано: ______________</text:p>
      <text:p text:style-name="P1"/>
      <text:p text:style-name="P13"><text:span text:style-name="T7">Тема:</text:span><text:span text:style-name="T5"> </text:span><text:span text:style-name="T3">Работа с файлами</text:span><text:span text:style-name="T4"> и системные вызовы</text:span><text:span text:style-name="T3">.</text:span></text:p>
      <text:p text:style-name="P13"><text:span text:style-name="T7">Цель работы:</text:span><text:span text:style-name="T9"> </text:span><text:span text:style-name="T3">Изучить технологию отображения файлов в выбранной операционной системе и работу с основными функциями файловой системы. Составить программу на языке Си, обрабатывающую текстовые файлы – текстовый процессор. При обработке использовать стандартные средства управления файлами в конкретной ОС. Для сдачи лабораторной работы на «отлично» необходимо обязательное использование технологии отображения файлов в память. Подгружать файл целиком в оперативную память нельзя.</text:span></text:p>
      <text:p text:style-name="P10"><text:span text:style-name="T7">Задание:</text:span><text:span text:style-name="T5"> </text:span><text:span text:style-name="T3">Вариант № 1</text:span><text:span text:style-name="T4">8</text:span><text:span text:style-name="T3">. </text:span><text:span text:style-name="T23">Функции текстового процессора:</text:span></text:p>
      <text:h text:style-name="P25" text:outline-level="3"><text:span text:style-name="T25">Вывод на экран:</text:span><text:span text:style-name="T20"> </text:span><text:span text:style-name="T21">Прочитать конкретную строку из файла.</text:span></text:h>
      <text:h text:style-name="P26" text:outline-level="3"><text:span text:style-name="T26">Поиск в файле: </text:span><text:span text:style-name="T1">Поиск по подстроке без спец символами. Необходимо реализовать возможность выбора режима поиска только по началу слова, по суффиксу слова и по любой части слова.</text:span></text:h>
      <text:h text:style-name="P26" text:outline-level="3"><text:span text:style-name="T25">Редактирование файла:</text:span><text:span text:style-name="T20"> </text:span><text:span text:style-name="T1">Запись/удаление любого количества символов с любой позиции в файле.</text:span></text:h>
      <text:h text:style-name="P27" text:outline-level="3"><text:span text:style-name="T24">Обеспечение безопасности работы с файлами:</text:span><text:span text:style-name="T22"> </text:span><text:span text:style-name="T2">Возможность задания лимита размера файла (как минимального, так и максимального).</text:span></text:h>
      <text:p text:style-name="P1"/>
      <text:p text:style-name="P5"><text:span text:style-name="T8">Текст программы:</text:span><text:span text:style-name="T15"><text:line-break/></text:span><text:span text:style-name="T27">#include &lt;stdio.h&gt;</text:span></text:p>
      <text:p text:style-name="P18">#include &lt;stdio_ext.h&gt;</text:p>
      <text:p text:style-name="P18">#include &lt;stdlib.h&gt;</text:p>
      <text:p text:style-name="P18">#include &lt;string.h&gt;</text:p>
      <text:p text:style-name="P18">#include &lt;sys/mman.h&gt;</text:p>
      <text:p text:style-name="P18">#include &lt;fcntl.h&gt;</text:p>
      <text:p text:style-name="P18">#include &lt;unistd.h&gt;</text:p>
      <text:p text:style-name="P18">#include &lt;ctype.h&gt;</text:p>
      <text:p text:style-name="P18"/>
      <text:p text:style-name="P18">const int MAXPATH = 50;</text:p>
      <text:p text:style-name="P18">int pageSize;</text:p>
      <text:p text:style-name="P18">int totalLines = -1;</text:p>
      <text:p text:style-name="P18">int totalBytes = -1;</text:p>
      <text:p text:style-name="P18">int modified = 1;</text:p>
      <text:p text:style-name="P18">int minFS = -1;</text:p>
      <text:p text:style-name="P18">int maxFS = -1;</text:p>
      <text:p text:style-name="P18">int findLine = -1;</text:p>
      <text:p text:style-name="P18"/>
      <text:p text:style-name="P18">char** SplitString(char* str, int* count) {</text:p>
      <text:p text:style-name="P18"><text:s text:c="4"/>char** res;</text:p>
      <text:p text:style-name="P18"><text:s text:c="4"/>int line = 0;</text:p>
      <text:p text:style-name="P18"><text:s text:c="4"/>char input[255];</text:p>
      <text:p text:style-name="P18"><text:s text:c="4"/>int inputPos = 0;</text:p>
      <text:p text:style-name="P18"><text:s text:c="4"/>int i;</text:p>
      <text:p text:style-name="P18"><text:s text:c="4"/>for (i = 0; i &lt;= strlen(str); i++) {</text:p>
      <text:p text:style-name="P18"><text:s text:c="8"/>int delim = 0;</text:p>
      <text:p text:style-name="P18"><text:s text:c="8"/>if (i == strlen(str) || str[i] == 32) delim = 1;</text:p>
      <text:p text:style-name="P18"><text:soft-page-break/><text:s text:c="8"/>if (delim &amp;&amp; inputPos &gt; 0) {</text:p>
      <text:p text:style-name="P18"><text:s text:c="12"/>if (line == 0) res = malloc(sizeof(char*));</text:p>
      <text:p text:style-name="P18"><text:s text:c="12"/>else res = realloc(res, sizeof(char*) * (line + 1)); </text:p>
      <text:p text:style-name="P18"><text:s text:c="12"/>input[inputPos] = 0;</text:p>
      <text:p text:style-name="P18"><text:s text:c="12"/>res[line] = malloc(inputPos + 1);</text:p>
      <text:p text:style-name="P18"><text:s text:c="12"/>strcpy(res[line], input);</text:p>
      <text:p text:style-name="P18"><text:s text:c="12"/>inputPos = 0;</text:p>
      <text:p text:style-name="P18"><text:s text:c="12"/>line++;</text:p>
      <text:p text:style-name="P18"><text:s text:c="8"/>}</text:p>
      <text:p text:style-name="P18"><text:s text:c="8"/>if (!delim &amp;&amp; i &lt; strlen(str)) input[inputPos++] = str[i];</text:p>
      <text:p text:style-name="P18"><text:s text:c="4"/>}</text:p>
      <text:p text:style-name="P18"><text:s text:c="4"/>*count = line;</text:p>
      <text:p text:style-name="P18"><text:s text:c="4"/>return res;</text:p>
      <text:p text:style-name="P18">}</text:p>
      <text:p text:style-name="P18"/>
      <text:p text:style-name="P18">void FindLine(char* filename, char* patt, char* searchType) {</text:p>
      <text:p text:style-name="P18"><text:s text:c="4"/>int fd = open(filename, O_RDONLY);</text:p>
      <text:p text:style-name="P18"><text:s text:c="4"/>if (fd == -1) {</text:p>
      <text:p text:style-name="P18"><text:s text:c="8"/>printf("Error! Can not open file.\n");</text:p>
      <text:p text:style-name="P18"><text:s text:c="8"/>return;</text:p>
      <text:p text:style-name="P18"><text:s text:c="4"/>}</text:p>
      <text:p text:style-name="P18"><text:s text:c="4"/>struct stat stbuf;</text:p>
      <text:p text:style-name="P18"><text:s text:c="4"/>fstat(fd, &amp;stbuf);</text:p>
      <text:p text:style-name="P18"><text:s text:c="4"/>int pageNum = stbuf.st_size / pageSize;</text:p>
      <text:p text:style-name="P18"><text:s text:c="4"/>if (stbuf.st_size &gt; pageNum * pageSize) pageNum++;</text:p>
      <text:p text:style-name="P18"><text:s text:c="4"/>int page, i;</text:p>
      <text:p text:style-name="P18"><text:s text:c="4"/>int pos = 0;</text:p>
      <text:p text:style-name="P18"><text:s text:c="4"/>char curLine[255];</text:p>
      <text:p text:style-name="P18"><text:s text:c="4"/>char orig[255];</text:p>
      <text:p text:style-name="P18"><text:s text:c="4"/>int curPos = 0;</text:p>
      <text:p text:style-name="P18"><text:s text:c="4"/>for (page = 0; page &lt; pageNum; page++) {</text:p>
      <text:p text:style-name="P18"><text:s text:c="8"/>void* map = mmap(0, pageSize, PROT_READ, MAP_SHARED, fd, pageSize * page);</text:p>
      <text:p text:style-name="P18"><text:s text:c="8"/>if (map == MAP_FAILED) printf("Error maping!\n");</text:p>
      <text:p text:style-name="P18"><text:s text:c="8"/>for (i = 0; i &lt; pageSize; i++) {</text:p>
      <text:p text:style-name="P18"><text:s text:c="12"/>char c = *(char*)(map + i);</text:p>
      <text:p text:style-name="P18"><text:s text:c="12"/>if ((c == 32) || (c == 10) || (pos == stbuf.st_size - 1)) {</text:p>
      <text:p text:style-name="P18"><text:s text:c="16"/>curLine[curPos] = 0;</text:p>
      <text:p text:style-name="P18"><text:s text:c="16"/>orig[curPos] = 0;</text:p>
      <text:p text:style-name="P18"><text:s text:c="16"/>if (strlen(searchType) == 0 &amp;&amp; strstr(curLine, patt) != 0) </text:p>
      <text:p text:style-name="P18"><text:s text:c="20"/>printf("%s\n", orig);</text:p>
      <text:p text:style-name="P18"><text:s text:c="16"/>if (searchType[0] == '^' &amp;&amp; strlen(patt) &lt;= strlen(curLine))</text:p>
      <text:p text:style-name="P18"><text:s text:c="20"/>if (strncmp(curLine, patt, strlen(patt)) == 0) </text:p>
      <text:p text:style-name="P18"><text:s text:c="24"/>printf("%s\n", orig);</text:p>
      <text:p text:style-name="P18"><text:s text:c="16"/>if (searchType[0] == '$' &amp;&amp; strlen(patt) &lt;= strlen(curLine))</text:p>
      <text:p text:style-name="P18"><text:s text:c="20"/>if (strncmp(curLine + strlen(curLine) - strlen(patt), patt, strlen(patt)) == 0)</text:p>
      <text:p text:style-name="P18"><text:s text:c="24"/>printf("%s\n", orig);</text:p>
      <text:p text:style-name="P18"><text:s text:c="16"/>curPos = 0;</text:p>
      <text:p text:style-name="P18"><text:s text:c="12"/>} else {</text:p>
      <text:p text:style-name="P18"><text:s text:c="16"/>curLine[curPos] = (char)tolower(c);</text:p>
      <text:p text:style-name="P18"><text:s text:c="16"/>orig[curPos] = c;</text:p>
      <text:p text:style-name="P18"><text:s text:c="16"/>curPos++;</text:p>
      <text:p text:style-name="P18"><text:s text:c="12"/>}</text:p>
      <text:p text:style-name="P18"><text:s text:c="12"/>pos++;</text:p>
      <text:p text:style-name="P18"><text:s text:c="12"/>if (pos == stbuf.st_size) break;</text:p>
      <text:p text:style-name="P18"><text:s text:c="8"/>}</text:p>
      <text:p text:style-name="P18"><text:s text:c="8"/>munmap(map, pageSize);</text:p>
      <text:p text:style-name="P18"><text:s text:c="4"/>}</text:p>
      <text:p text:style-name="P18"><text:s text:c="4"/>close(fd);</text:p>
      <text:p text:style-name="P18">}</text:p>
      <text:p text:style-name="P18"/>
      <text:p text:style-name="P18">void InsertText(char* filename, int lineToIns, int posToIns, char* text) {</text:p>
      <text:p text:style-name="P18"><text:s text:c="4"/>char tmpName[255];</text:p>
      <text:p text:style-name="P18"><text:s text:c="4"/>strcpy(tmpName, "IHopeThereIsNoFileWithSuchName");</text:p>
      <text:p text:style-name="P18"><text:s text:c="4"/>int fdTmp = open(tmpName, O_CREAT | O_RDWR | O_TRUNC, S_IRUSR | S_IWUSR);</text:p>
      <text:p text:style-name="P18"><text:s text:c="4"/>if (fdTmp == -1) {</text:p>
      <text:p text:style-name="P18"><text:s text:c="8"/>printf("Error! Can not create temporary file.\n");</text:p>
      <text:p text:style-name="P18"><text:s text:c="8"/>return;</text:p>
      <text:p text:style-name="P18"><text:s text:c="4"/>}</text:p>
      <text:p text:style-name="P18"><text:s text:c="4"/>int fdOrig = open(filename, O_RDONLY);</text:p>
      <text:p text:style-name="P18"><text:soft-page-break/><text:s text:c="4"/>if (fdOrig == -1) {</text:p>
      <text:p text:style-name="P18"><text:s text:c="8"/>printf("Error! Can not open file.\n");</text:p>
      <text:p text:style-name="P18"><text:s text:c="8"/>return;</text:p>
      <text:p text:style-name="P18"><text:s text:c="4"/>}</text:p>
      <text:p text:style-name="P18"><text:s text:c="4"/>struct stat stbuf;</text:p>
      <text:p text:style-name="P18"><text:s text:c="4"/>fstat(fdOrig, &amp;stbuf);</text:p>
      <text:p text:style-name="P18"><text:s text:c="4"/>int pageNum = stbuf.st_size / pageSize;</text:p>
      <text:p text:style-name="P18"><text:s text:c="4"/>if (stbuf.st_size &gt; pageNum * pageSize) pageNum++;</text:p>
      <text:p text:style-name="P18"><text:s text:c="4"/>int page, i, j;</text:p>
      <text:p text:style-name="P18"><text:s text:c="4"/>int curPos = 1;</text:p>
      <text:p text:style-name="P18"><text:s text:c="4"/>int curLine = 1;</text:p>
      <text:p text:style-name="P18"><text:s text:c="4"/>int totalPos = 0;</text:p>
      <text:p text:style-name="P18"><text:s text:c="4"/>for (page = 0; page &lt; pageNum; page++) {</text:p>
      <text:p text:style-name="P18"><text:s text:c="8"/>void* map = mmap(0, pageSize, PROT_READ, MAP_SHARED, fdOrig, pageSize * page);</text:p>
      <text:p text:style-name="P18"><text:s text:c="8"/>if (map == MAP_FAILED) printf("Error maping!\n");</text:p>
      <text:p text:style-name="P18"><text:s text:c="8"/>for (i = 0; i &lt; pageSize; i++) {</text:p>
      <text:p text:style-name="P18"><text:s text:c="12"/>char c = *(char*)(map + i);</text:p>
      <text:p text:style-name="P18"><text:s text:c="12"/>if (curPos == posToIns &amp;&amp; curLine == lineToIns) {</text:p>
      <text:p text:style-name="P18"><text:s text:c="16"/>for (j = 0; j &lt; strlen(text); j++) {</text:p>
      <text:p text:style-name="P18"><text:s text:c="20"/>char cur = text[j];</text:p>
      <text:p text:style-name="P18"><text:s text:c="20"/>if (cur != 0) write(fdTmp, &amp;cur, sizeof(char));</text:p>
      <text:p text:style-name="P18"><text:s text:c="16"/>}</text:p>
      <text:p text:style-name="P18"><text:s text:c="12"/>}</text:p>
      <text:p text:style-name="P18"><text:s text:c="12"/>if (c != 0) write(fdTmp, &amp;c, sizeof(char));</text:p>
      <text:p text:style-name="P18"><text:s text:c="12"/>if (c == 10) {</text:p>
      <text:p text:style-name="P18"><text:s text:c="16"/>curLine++;</text:p>
      <text:p text:style-name="P18"><text:s text:c="16"/>curPos = 0;</text:p>
      <text:p text:style-name="P18"><text:s text:c="12"/>}</text:p>
      <text:p text:style-name="P18"><text:s text:c="12"/>curPos++;</text:p>
      <text:p text:style-name="P18"><text:s text:c="12"/>totalPos++;</text:p>
      <text:p text:style-name="P18"><text:s text:c="12"/>if (totalPos == stbuf.st_size) break;</text:p>
      <text:p text:style-name="P18"><text:s text:c="8"/>}</text:p>
      <text:p text:style-name="P18"><text:s text:c="8"/>munmap(map, pageSize);</text:p>
      <text:p text:style-name="P18"><text:s text:c="4"/>}</text:p>
      <text:p text:style-name="P18"><text:s text:c="4"/>close(fdOrig);</text:p>
      <text:p text:style-name="P18"><text:s text:c="4"/>close(fdTmp);</text:p>
      <text:p text:style-name="P18"><text:s text:c="4"/>if (remove(filename) != 0) {</text:p>
      <text:p text:style-name="P18"><text:s text:c="8"/>printf("Error! Can not remove original file.\n");</text:p>
      <text:p text:style-name="P18"><text:s text:c="8"/>return;</text:p>
      <text:p text:style-name="P18"><text:s text:c="4"/>}</text:p>
      <text:p text:style-name="P18"><text:s text:c="4"/>if (rename(tmpName, filename) != 0) printf("Error! Can not rename temporary file.\n");</text:p>
      <text:p text:style-name="P18">}</text:p>
      <text:p text:style-name="P18"/>
      <text:p text:style-name="P18">void RemoveText(char* filename, int lineToRem, int posToRem, int lenToRem) {</text:p>
      <text:p text:style-name="P18"><text:s text:c="4"/>char tmpName[255];</text:p>
      <text:p text:style-name="P18"><text:s text:c="4"/>strcpy(tmpName, "IHopeThereIsNoFileWithSuchName");</text:p>
      <text:p text:style-name="P18"><text:s text:c="4"/>int fdTmp = open(tmpName, O_CREAT | O_RDWR | O_TRUNC, S_IRUSR | S_IWUSR);</text:p>
      <text:p text:style-name="P18"><text:s text:c="4"/>if (fdTmp == -1) {</text:p>
      <text:p text:style-name="P18"><text:s text:c="8"/>printf("Error! Can not create temporary file.\n");</text:p>
      <text:p text:style-name="P18"><text:s text:c="8"/>return;</text:p>
      <text:p text:style-name="P18"><text:s text:c="4"/>}</text:p>
      <text:p text:style-name="P18"><text:s text:c="4"/>int fdOrig = open(filename, O_RDONLY);</text:p>
      <text:p text:style-name="P18"><text:s text:c="4"/>if (fdOrig == -1) {</text:p>
      <text:p text:style-name="P18"><text:s text:c="8"/>printf("Error! Can not open file.\n");</text:p>
      <text:p text:style-name="P18"><text:s text:c="8"/>return;</text:p>
      <text:p text:style-name="P18"><text:s text:c="4"/>}</text:p>
      <text:p text:style-name="P18"><text:s text:c="4"/>struct stat stbuf;</text:p>
      <text:p text:style-name="P18"><text:s text:c="4"/>fstat(fdOrig, &amp;stbuf);</text:p>
      <text:p text:style-name="P18"><text:s text:c="4"/>int pageNum = stbuf.st_size / pageSize;</text:p>
      <text:p text:style-name="P18"><text:s text:c="4"/>if (stbuf.st_size &gt; pageNum * pageSize) pageNum++;</text:p>
      <text:p text:style-name="P18"><text:s text:c="4"/>int page, i;</text:p>
      <text:p text:style-name="P18"><text:s text:c="4"/>int curPos = 1;</text:p>
      <text:p text:style-name="P18"><text:s text:c="4"/>int curLine = 1;</text:p>
      <text:p text:style-name="P18"><text:s text:c="4"/>int findPos = 0;</text:p>
      <text:p text:style-name="P18"><text:s text:c="4"/>for (page = 0; page &lt; pageNum; page++) {</text:p>
      <text:p text:style-name="P18"><text:s text:c="8"/>void* map = mmap(0, pageSize, PROT_READ, MAP_SHARED, fdOrig, pageSize * page);</text:p>
      <text:p text:style-name="P18"><text:s text:c="8"/>if (map == MAP_FAILED) printf("Error maping!\n");</text:p>
      <text:p text:style-name="P18"><text:s text:c="8"/>for (i = 0; i &lt; pageSize; i++) {</text:p>
      <text:p text:style-name="P18"><text:soft-page-break/><text:s text:c="12"/>char c = *(char*)(map + i);</text:p>
      <text:p text:style-name="P18"><text:s text:c="12"/>if (curPos == posToRem &amp;&amp; curLine == lineToRem) findPos = 1;</text:p>
      <text:p text:style-name="P18"><text:s text:c="12"/>if (!findPos &amp;&amp; c != 0) write(fdTmp, &amp;c, sizeof(char));</text:p>
      <text:p text:style-name="P18"><text:s text:c="12"/>if (findPos) {</text:p>
      <text:p text:style-name="P18"><text:s text:c="16"/>lenToRem--;</text:p>
      <text:p text:style-name="P18"><text:s text:c="16"/>if (!lenToRem) findPos = 0;</text:p>
      <text:p text:style-name="P18"><text:s text:c="12"/>}</text:p>
      <text:p text:style-name="P18"><text:s text:c="12"/>if (c == 10) {</text:p>
      <text:p text:style-name="P18"><text:s text:c="16"/>curLine++;</text:p>
      <text:p text:style-name="P18"><text:s text:c="16"/>curPos = 0;</text:p>
      <text:p text:style-name="P18"><text:s text:c="12"/>}</text:p>
      <text:p text:style-name="P18"><text:s text:c="12"/>curPos++;</text:p>
      <text:p text:style-name="P18"><text:s text:c="12"/>if (curPos == stbuf.st_size) break;</text:p>
      <text:p text:style-name="P18"><text:s text:c="8"/>}</text:p>
      <text:p text:style-name="P18"><text:s text:c="8"/>munmap(map, pageSize);</text:p>
      <text:p text:style-name="P18"><text:s text:c="4"/>}</text:p>
      <text:p text:style-name="P18"><text:s text:c="4"/>close(fdOrig);</text:p>
      <text:p text:style-name="P18"><text:s text:c="4"/>close(fdTmp);</text:p>
      <text:p text:style-name="P18"><text:s text:c="4"/>if (remove(filename) != 0) {</text:p>
      <text:p text:style-name="P18"><text:s text:c="8"/>printf("Error! Can not remove original file.\n");</text:p>
      <text:p text:style-name="P18"><text:s text:c="8"/>return;</text:p>
      <text:p text:style-name="P18"><text:s text:c="4"/>}</text:p>
      <text:p text:style-name="P18"><text:s text:c="4"/>if (rename(tmpName, filename) != 0) printf("Error! Can not rename temporary file.\n");</text:p>
      <text:p text:style-name="P18">}</text:p>
      <text:p text:style-name="P18"/>
      <text:p text:style-name="P18">void LinesInFile(char* filename) {</text:p>
      <text:p text:style-name="P18"><text:s text:c="4"/>if (strlen(filename) &lt; 1) {</text:p>
      <text:p text:style-name="P18"><text:s text:c="8"/>printf("Empty name!\n");</text:p>
      <text:p text:style-name="P18"><text:s text:c="8"/>return ;</text:p>
      <text:p text:style-name="P18"><text:s text:c="4"/>}</text:p>
      <text:p text:style-name="P18"><text:s text:c="4"/>int fd = open(filename, O_RDONLY);</text:p>
      <text:p text:style-name="P18"><text:s text:c="4"/>if (fd == -1) {</text:p>
      <text:p text:style-name="P18"><text:s text:c="8"/>printf("Error! Can not open file. In LinesInFile\n");</text:p>
      <text:p text:style-name="P18"><text:s text:c="8"/>return;</text:p>
      <text:p text:style-name="P18"><text:s text:c="4"/>}</text:p>
      <text:p text:style-name="P18"><text:s text:c="4"/>struct stat stbuf;</text:p>
      <text:p text:style-name="P18"><text:s text:c="4"/>fstat(fd, &amp;stbuf);</text:p>
      <text:p text:style-name="P18"><text:s text:c="4"/>int pageNum = stbuf.st_size / pageSize;</text:p>
      <text:p text:style-name="P18"><text:s text:c="4"/>if (stbuf.st_size &gt; pageNum * pageSize) pageNum++;</text:p>
      <text:p text:style-name="P18"><text:s text:c="4"/>int page, i;</text:p>
      <text:p text:style-name="P18"><text:s text:c="4"/>int pos = 0;</text:p>
      <text:p text:style-name="P18"><text:s text:c="4"/>int lines = 1;</text:p>
      <text:p text:style-name="P18"><text:s text:c="4"/>int bytes = 0;</text:p>
      <text:p text:style-name="P18"><text:s text:c="4"/>for (page = 0; page &lt; pageNum; page++) {</text:p>
      <text:p text:style-name="P18"><text:s text:c="8"/>void* map = mmap(0, pageSize, PROT_READ, MAP_SHARED, fd, pageSize * page);</text:p>
      <text:p text:style-name="P18"><text:s text:c="8"/>if (map == MAP_FAILED) printf("Error maping!\n");</text:p>
      <text:p text:style-name="P18"><text:s text:c="8"/>for (i = 0; i &lt; pageSize; i++) {</text:p>
      <text:p text:style-name="P18"><text:s text:c="12"/>char c = *(char*)(map + i);</text:p>
      <text:p text:style-name="P18"><text:s text:c="12"/>if (findLine != -1 &amp;&amp; lines == findLine) printf("%c", c);</text:p>
      <text:p text:style-name="P18"><text:s text:c="12"/>if (c == 10) lines++;</text:p>
      <text:p text:style-name="P18"><text:s text:c="12"/>pos++;</text:p>
      <text:p text:style-name="P18"><text:s text:c="12"/>if (pos == stbuf.st_size) break;</text:p>
      <text:p text:style-name="P18"><text:s text:c="12"/>bytes++;</text:p>
      <text:p text:style-name="P18"><text:s text:c="8"/>}</text:p>
      <text:p text:style-name="P18"><text:s text:c="8"/>munmap(map, pageSize);</text:p>
      <text:p text:style-name="P18"><text:s text:c="4"/>}</text:p>
      <text:p text:style-name="P18"><text:s text:c="4"/>close(fd);</text:p>
      <text:p text:style-name="P18"><text:s text:c="4"/>totalLines = lines;</text:p>
      <text:p text:style-name="P18"><text:s text:c="4"/>totalBytes = bytes;</text:p>
      <text:p text:style-name="P18"><text:s text:c="4"/>modified = 0;</text:p>
      <text:p text:style-name="P18"><text:s text:c="4"/>findLine = -1;</text:p>
      <text:p text:style-name="P18">}</text:p>
      <text:p text:style-name="P18"/>
      <text:p text:style-name="P18">void PrintFileInfo(char* filename) {</text:p>
      <text:p text:style-name="P18"><text:s text:c="4"/>if (modified) LinesInFile(filename);</text:p>
      <text:p text:style-name="P18"><text:s text:c="4"/>int fd = open(filename, O_RDONLY);</text:p>
      <text:p text:style-name="P18"><text:s text:c="4"/>if (fd == -1) {</text:p>
      <text:p text:style-name="P18"><text:s text:c="8"/>printf("Error! Can not open file.\n");</text:p>
      <text:p text:style-name="P18"><text:s text:c="8"/>return;</text:p>
      <text:p text:style-name="P18"><text:soft-page-break/><text:s text:c="4"/>}</text:p>
      <text:p text:style-name="P18"><text:s text:c="4"/>struct stat stbuf;</text:p>
      <text:p text:style-name="P18"><text:s text:c="4"/>fstat(fd, &amp;stbuf);</text:p>
      <text:p text:style-name="P18"><text:s text:c="4"/>close(fd);</text:p>
      <text:p text:style-name="P18"><text:s text:c="4"/>printf("File name: %s, size: %d, lines: %d\n", filename, (int)stbuf.st_size, totalLines);</text:p>
      <text:p text:style-name="P18"><text:s text:c="4"/>if ((minFS != -1) &amp;&amp; (minFS &gt; stbuf.st_size))</text:p>
      <text:p text:style-name="P18"><text:s text:c="8"/>printf("Warning: file size less then minimal allowed: %d\n", minFS);</text:p>
      <text:p text:style-name="P18"><text:s text:c="4"/>if ((maxFS != -1) &amp;&amp; (maxFS &lt; stbuf.st_size))</text:p>
      <text:p text:style-name="P18"><text:s text:c="8"/>printf("Warning: file size great then maximal allowed: %d\n", maxFS);</text:p>
      <text:p text:style-name="P18">}</text:p>
      <text:p text:style-name="P18"/>
      <text:p text:style-name="P18">void PrintHelp() {</text:p>
      <text:p text:style-name="P18"><text:s text:c="4"/>printf("\t-- Command line mode: --\n./editor [/file FILE_NAME] [/command COMMAND_NAME] [/help]\n");</text:p>
      <text:p text:style-name="P18"><text:s text:c="4"/>printf("[/memsize PAGE_SIZE] [/minfilesize MIN_SIZE] [/maxfilesize MAX_SIZE]\n\n");</text:p>
      <text:p text:style-name="P18"><text:s text:c="4"/>printf("PAGE_SIZE - size of page for mapping.\nMIN_SIZE - minimum available size of file\n");</text:p>
      <text:p text:style-name="P18"><text:s text:c="4"/>printf("MAX_SIZE - maximum available size of file\n\n");</text:p>
      <text:p text:style-name="P18"><text:s text:c="4"/>printf("If filename doesn't set, the interactive mode is activates.\n");</text:p>
      <text:p text:style-name="P18"><text:s text:c="4"/>printf("You should select a file at the beginning of work in the interactive mode.\n\n");</text:p>
      <text:p text:style-name="P18"><text:s text:c="4"/>printf("\t-- Available command line commands (COMMAND_NAME): --\n");</text:p>
      <text:p text:style-name="P18"><text:s text:c="4"/>printf("&gt; fileinfo - print information about the file\n");</text:p>
      <text:p text:style-name="P18"><text:s text:c="4"/>printf("&gt; getline N - print Nth line from file (starting from 1)\n");</text:p>
      <text:p text:style-name="P18"><text:s text:c="4"/>printf("&gt; findline [TYPE] STR - find STR in file\n <text:s text:c="3"/>if TYPE skipped, the search starts at any position\n");</text:p>
      <text:p text:style-name="P18"><text:s text:c="4"/>printf(" <text:s text:c="3"/>if TYPE = ^, the search starts at the word beginning\n");</text:p>
      <text:p text:style-name="P18"><text:s text:c="4"/>printf(" <text:s text:c="3"/>if TYPE = $, the search starts at the word end\n");</text:p>
      <text:p text:style-name="P18"><text:s text:c="4"/>printf("&gt; remove LINE POS LENGTH - remove LENGTH symbols from POSth position in LINEth line\n");</text:p>
      <text:p text:style-name="P18"><text:s text:c="4"/>printf("&gt; insert LINE POS \"STR\" - insert STR at POSth position in LINEth line (STR should be quoted)\n");</text:p>
      <text:p text:style-name="P18"><text:s text:c="4"/>printf("&gt; help - print this message\n\n\t-- Available interactive mode commands: --\n");</text:p>
      <text:p text:style-name="P18"><text:s text:c="4"/>printf("&gt; memsize PAGE_SIZE - set page size for mapping at PAGE_SIZE\n");</text:p>
      <text:p text:style-name="P18"><text:s text:c="4"/>printf(" <text:s text:c="3"/>(PAGE_SIZE should be multiple of the default page size)\n");</text:p>
      <text:p text:style-name="P18"><text:s text:c="4"/>printf("&gt; minfilesize MIN_SIZE - set minimum available file size at MIN_SIZE,\n");</text:p>
      <text:p text:style-name="P18"><text:s text:c="4"/>printf(" <text:s text:c="3"/>files less than MIN_SIZE will not be open\n");</text:p>
      <text:p text:style-name="P18"><text:s text:c="4"/>printf("&gt; minfilesize MAX_SIZE - set maximum available file size at MAX_SIZE,\n");</text:p>
      <text:p text:style-name="P18"><text:s text:c="4"/>printf(" <text:s text:c="3"/>files greater than MAX_SIZE will not be open\n");</text:p>
      <text:p text:style-name="P18"><text:s text:c="4"/>printf("&gt; exit - quit the editor\n&gt; setfile - select file\n");</text:p>
      <text:p text:style-name="P18"><text:s text:c="4"/>printf("Command line commands is also available in the interactive mode\n");</text:p>
      <text:p text:style-name="P18">}</text:p>
      <text:p text:style-name="P18"/>
      <text:p text:style-name="P18">int ExecCmd(char* filename, char* cmd) {</text:p>
      <text:p text:style-name="P18"><text:s text:c="4"/>int cnt = 0;</text:p>
      <text:p text:style-name="P18"><text:s text:c="4"/>char** data = SplitString(cmd, &amp;cnt);</text:p>
      <text:p text:style-name="P18"><text:s text:c="4"/>if (modified &amp;&amp; strlen(filename) &gt; 0) LinesInFile(filename);</text:p>
      <text:p text:style-name="P18"><text:s text:c="4"/>if (!strcmp(data[0], "memsize")) {</text:p>
      <text:p text:style-name="P18"><text:s text:c="8"/>int newSize = atoi(data[1]);</text:p>
      <text:p text:style-name="P18"><text:s text:c="8"/>if (newSize &gt; 0 &amp;&amp; (newSize % pageSize) != 0) </text:p>
      <text:p text:style-name="P18"><text:s text:c="12"/>printf("Memory size must be multiple of PAGESIZE: %d\n", pageSize);</text:p>
      <text:p text:style-name="P18"><text:s text:c="8"/>else {</text:p>
      <text:p text:style-name="P18"><text:s text:c="12"/>pageSize = newSize;</text:p>
      <text:p text:style-name="P18"><text:s text:c="12"/>printf("Set new memory size: %d\n", pageSize);</text:p>
      <text:p text:style-name="P18"><text:s text:c="8"/>}</text:p>
      <text:p text:style-name="P18"><text:s text:c="4"/>} else if (!strcmp(data[0], "minfilesize")) minFS = atoi(data[1]);</text:p>
      <text:p text:style-name="P18"><text:s text:c="4"/>else if (!strcmp(data[0], "maxfilesize")) maxFS = atoi(data[1]);</text:p>
      <text:p text:style-name="P18"><text:s text:c="4"/>else if (!strcmp(data[0], "getline")) {</text:p>
      <text:p text:style-name="P18"><text:s text:c="8"/>if (strlen(filename) == 0) {</text:p>
      <text:p text:style-name="P18"><text:s text:c="12"/>printf("Set filename first!\n");</text:p>
      <text:p text:style-name="P18"><text:s text:c="12"/>return 1;</text:p>
      <text:p text:style-name="P18"><text:s text:c="8"/>}</text:p>
      <text:p text:style-name="P18"><text:s text:c="8"/>int lineToFind = atoi(data[1]);</text:p>
      <text:p text:style-name="P18"><text:s text:c="8"/>if (lineToFind &lt;= 0) {</text:p>
      <text:p text:style-name="P18"><text:s text:c="12"/>printf("Line number must be the positive integer.\n");</text:p>
      <text:p text:style-name="P18"><text:s text:c="12"/>return 1;</text:p>
      <text:p text:style-name="P18"><text:soft-page-break/><text:s text:c="8"/>}</text:p>
      <text:p text:style-name="P18"><text:s text:c="8"/>if (lineToFind &gt; totalLines) {</text:p>
      <text:p text:style-name="P18"><text:s text:c="12"/>printf("Line number must be less than number of lines in a file.\n");</text:p>
      <text:p text:style-name="P18"><text:s text:c="12"/>return 1;</text:p>
      <text:p text:style-name="P18"><text:s text:c="8"/>}</text:p>
      <text:p text:style-name="P18"><text:s text:c="8"/>findLine = lineToFind;</text:p>
      <text:p text:style-name="P18"><text:s text:c="8"/>LinesInFile(filename);</text:p>
      <text:p text:style-name="P18"><text:s text:c="4"/>} else if (!strcmp(data[0], "remove")) {</text:p>
      <text:p text:style-name="P18"><text:s text:c="8"/>if (strlen(filename) == 0) {</text:p>
      <text:p text:style-name="P18"><text:s text:c="12"/>printf("Set filename first!\n");</text:p>
      <text:p text:style-name="P18"><text:s text:c="12"/>return 1;</text:p>
      <text:p text:style-name="P18"><text:s text:c="8"/>}</text:p>
      <text:p text:style-name="P18"><text:s text:c="8"/>if (cnt == 4) {</text:p>
      <text:p text:style-name="P18"><text:s text:c="12"/>int lineToRem = atoi(data[1]);</text:p>
      <text:p text:style-name="P18"><text:s text:c="12"/>int posToRem = atoi(data[2]);</text:p>
      <text:p text:style-name="P18"><text:s text:c="12"/>int lenToRem = atoi(data[3]);</text:p>
      <text:p text:style-name="P18"><text:s text:c="12"/>if (lineToRem &lt;= 0) {</text:p>
      <text:p text:style-name="P18"><text:s text:c="16"/>printf("Line number must be the positive integer.\n");</text:p>
      <text:p text:style-name="P18"><text:s text:c="16"/>return 1;</text:p>
      <text:p text:style-name="P18"><text:s text:c="12"/>}</text:p>
      <text:p text:style-name="P18"><text:s text:c="12"/>if (lineToRem &gt; totalLines) {</text:p>
      <text:p text:style-name="P18"><text:s text:c="16"/>printf("Line number must be less than number of lines in a file.\n");</text:p>
      <text:p text:style-name="P18"><text:s text:c="16"/>return 1;</text:p>
      <text:p text:style-name="P18"><text:s text:c="12"/>}</text:p>
      <text:p text:style-name="P18"><text:s text:c="12"/>RemoveText(filename, lineToRem, posToRem, lenToRem);</text:p>
      <text:p text:style-name="P18"><text:s text:c="12"/>modified = 1;</text:p>
      <text:p text:style-name="P18"><text:s text:c="8"/>} else printf("Wrong number of arguments!\n");</text:p>
      <text:p text:style-name="P18"><text:s text:c="4"/>} else if (!strcmp(data[0], "insert")) {</text:p>
      <text:p text:style-name="P18"><text:s text:c="8"/>if (strlen(filename) == 0) {</text:p>
      <text:p text:style-name="P18"><text:s text:c="12"/>printf("Set filename first!\n");</text:p>
      <text:p text:style-name="P18"><text:s text:c="12"/>return 1;</text:p>
      <text:p text:style-name="P18"><text:s text:c="8"/>}</text:p>
      <text:p text:style-name="P18"><text:s text:c="8"/>if (cnt &gt;= 4) {</text:p>
      <text:p text:style-name="P18"><text:s text:c="12"/>int lineToIns = atoi(data[1]);</text:p>
      <text:p text:style-name="P18"><text:s text:c="12"/>int posToIns = atoi(data[2]);</text:p>
      <text:p text:style-name="P18"><text:s text:c="12"/>if (lineToIns &lt;= 0) {</text:p>
      <text:p text:style-name="P18"><text:s text:c="16"/>printf("Line number must be the positive integer.\n");</text:p>
      <text:p text:style-name="P18"><text:s text:c="16"/>return 1;</text:p>
      <text:p text:style-name="P18"><text:s text:c="12"/>}</text:p>
      <text:p text:style-name="P18"><text:s text:c="12"/>if (lineToIns &gt; totalLines) {</text:p>
      <text:p text:style-name="P18"><text:s text:c="16"/>printf("Line number must be less than number of lines in a file.\n");</text:p>
      <text:p text:style-name="P18"><text:s text:c="16"/>return 1;</text:p>
      <text:p text:style-name="P18"><text:s text:c="12"/>}</text:p>
      <text:p text:style-name="P18"><text:s text:c="12"/>int count, begin, len;</text:p>
      <text:p text:style-name="P18"><text:s text:c="12"/>int q = 0;</text:p>
      <text:p text:style-name="P18"><text:s text:c="12"/>int skip = 3;</text:p>
      <text:p text:style-name="P18"><text:s text:c="12"/>for (count = 0; count &lt; strlen(cmd); count++) {</text:p>
      <text:p text:style-name="P18"><text:s text:c="16"/>char curCmd = cmd[count];</text:p>
      <text:p text:style-name="P18"><text:s text:c="16"/>if (cmd[count] == 34) ++q;</text:p>
      <text:p text:style-name="P18"><text:s text:c="16"/>if (cmd[count] == 32) --skip;</text:p>
      <text:p text:style-name="P18"><text:s text:c="16"/>if (q == 1 || !skip) {</text:p>
      <text:p text:style-name="P18"><text:s text:c="20"/>begin = count + 1;</text:p>
      <text:p text:style-name="P18"><text:s text:c="20"/>--skip;</text:p>
      <text:p text:style-name="P18"><text:s text:c="20"/>if (q == 1) ++q;</text:p>
      <text:p text:style-name="P18"><text:s text:c="16"/>}</text:p>
      <text:p text:style-name="P18"><text:s text:c="16"/>if (q == 3) len = count - begin;</text:p>
      <text:p text:style-name="P18"><text:s text:c="12"/>}</text:p>
      <text:p text:style-name="P18"><text:s text:c="12"/>char textToIns[50];</text:p>
      <text:p text:style-name="P18"><text:s text:c="12"/>strcpy(textToIns, "");</text:p>
      <text:p text:style-name="P18"><text:s text:c="12"/>strncat(textToIns, cmd + begin, len);</text:p>
      <text:p text:style-name="P18"><text:s text:c="12"/>InsertText(filename, lineToIns, posToIns, textToIns);</text:p>
      <text:p text:style-name="P18"><text:s text:c="12"/>modified = 1;</text:p>
      <text:p text:style-name="P18"><text:s text:c="8"/>} else printf("Wrong number of arguments!\n");</text:p>
      <text:p text:style-name="P18"><text:s text:c="4"/>} else if (!strcmp(data[0], "findline")) {</text:p>
      <text:p text:style-name="P18"><text:s text:c="8"/>if (strlen(filename) == 0) {</text:p>
      <text:p text:style-name="P18"><text:s text:c="12"/>printf("Set filename first!\n");</text:p>
      <text:p text:style-name="P18"><text:s text:c="12"/>return 1;</text:p>
      <text:p text:style-name="P18"><text:s text:c="8"/>}</text:p>
      <text:p text:style-name="P18"><text:s text:c="8"/>if (cnt == 2) FindLine(filename, data[1], "");</text:p>
      <text:p text:style-name="P18"><text:soft-page-break/><text:s text:c="8"/>else FindLine(filename, data[2], data[1]);</text:p>
      <text:p text:style-name="P18"><text:s text:c="4"/>} else if (!strcmp(data[0], "fileinfo")) {</text:p>
      <text:p text:style-name="P18"><text:s text:c="8"/>if (strlen(filename) == 0) {</text:p>
      <text:p text:style-name="P18"><text:s text:c="12"/>printf("Set filename first!\n");</text:p>
      <text:p text:style-name="P18"><text:s text:c="12"/>return 1;</text:p>
      <text:p text:style-name="P18"><text:s text:c="8"/>} else PrintFileInfo(filename);</text:p>
      <text:p text:style-name="P18"><text:s text:c="4"/>} else if (!strcmp(data[0], "setfile")) {</text:p>
      <text:p text:style-name="P18"><text:s text:c="8"/>char tmp[50];</text:p>
      <text:p text:style-name="P18"><text:s text:c="8"/>strcpy(tmp, cmd + strlen(data[0]) + 1);</text:p>
      <text:p text:style-name="P18"><text:s text:c="8"/>LinesInFile(tmp);</text:p>
      <text:p text:style-name="P18"><text:s text:c="8"/>modified = 1;</text:p>
      <text:p text:style-name="P18"><text:s text:c="8"/>if ((maxFS != -1 &amp;&amp; totalBytes &gt; maxFS) || (minFS != -1 &amp;&amp; totalBytes &lt; minFS) ) {</text:p>
      <text:p text:style-name="P18"><text:s text:c="12"/>printf("Invalid file size.\n");</text:p>
      <text:p text:style-name="P18"><text:s text:c="12"/>if (maxFS != -1) printf("Maxumum available size: %d\n", maxFS);</text:p>
      <text:p text:style-name="P18"><text:s text:c="12"/>if (minFS != -1) printf("Minimum available size: %d\n", minFS);</text:p>
      <text:p text:style-name="P18"><text:s text:c="12"/>printf("Size of selected file is %d\n", totalBytes);</text:p>
      <text:p text:style-name="P18"><text:s text:c="12"/>strcpy(filename, "");</text:p>
      <text:p text:style-name="P18"><text:s text:c="12"/>return 1;</text:p>
      <text:p text:style-name="P18"><text:s text:c="8"/>}</text:p>
      <text:p text:style-name="P18"><text:s text:c="8"/>strcpy(filename, tmp);</text:p>
      <text:p text:style-name="P18"><text:s text:c="4"/>} else {</text:p>
      <text:p text:style-name="P18"><text:s text:c="8"/>printf("Unknown command: %s\n", data[0]);</text:p>
      <text:p text:style-name="P18"><text:s text:c="8"/>return 1;</text:p>
      <text:p text:style-name="P18"><text:s text:c="4"/>}</text:p>
      <text:p text:style-name="P18"><text:s text:c="4"/>return 0;</text:p>
      <text:p text:style-name="P18">}</text:p>
      <text:p text:style-name="P18"/>
      <text:p text:style-name="P18">int main(int argc, char** argv) {</text:p>
      <text:p text:style-name="P18"><text:s text:c="4"/>char filename[MAXPATH];</text:p>
      <text:p text:style-name="P18"><text:s text:c="4"/>char cmd[75];</text:p>
      <text:p text:style-name="P18"><text:s text:c="4"/>pageSize = sysconf(_SC_PAGESIZE);</text:p>
      <text:p text:style-name="P18"><text:s text:c="4"/>strcpy(filename, "");</text:p>
      <text:p text:style-name="P18"><text:s text:c="4"/>strcpy(cmd, "");</text:p>
      <text:p text:style-name="P18"><text:s text:c="4"/>__fpurge(stdin);</text:p>
      <text:p text:style-name="P18"><text:s text:c="4"/>int i;</text:p>
      <text:p text:style-name="P18"><text:s text:c="4"/>for (i = 0; i &lt; argc; i++) {</text:p>
      <text:p text:style-name="P18"><text:s text:c="8"/>if (!strcmp(argv[i], "/file")) {</text:p>
      <text:p text:style-name="P18"><text:s text:c="12"/>char tmp[50];</text:p>
      <text:p text:style-name="P18"><text:s text:c="12"/>strcpy(tmp, argv[i + 1]);</text:p>
      <text:p text:style-name="P18"><text:s text:c="12"/>LinesInFile(tmp);</text:p>
      <text:p text:style-name="P18"><text:s text:c="12"/>modified = 1;</text:p>
      <text:p text:style-name="P18"><text:s text:c="12"/>if ((maxFS != -1 &amp;&amp; totalBytes &gt; maxFS) || (minFS != -1 &amp;&amp; totalBytes &lt; minFS) ) {</text:p>
      <text:p text:style-name="P18"><text:s text:c="16"/>printf("Invalid file size.\n");</text:p>
      <text:p text:style-name="P18"><text:s text:c="16"/>if (maxFS != -1) printf("Maxumum available size: %d\n", maxFS);</text:p>
      <text:p text:style-name="P18"><text:s text:c="16"/>if (minFS != -1) printf("Minimum available size: %d\n", minFS);</text:p>
      <text:p text:style-name="P18"><text:s text:c="16"/>printf("Size of selected file is %d\n", totalBytes);</text:p>
      <text:p text:style-name="P18"><text:s text:c="16"/>strcpy(filename, "");</text:p>
      <text:p text:style-name="P18"><text:s text:c="16"/>return 1;</text:p>
      <text:p text:style-name="P18"><text:s text:c="12"/>}</text:p>
      <text:p text:style-name="P18"><text:s text:c="12"/>strcpy(filename, tmp);</text:p>
      <text:p text:style-name="P18"><text:s text:c="12"/>i++;</text:p>
      <text:p text:style-name="P18"><text:s text:c="8"/>}</text:p>
      <text:p text:style-name="P18"><text:s text:c="8"/>if (!strcmp(argv[i], "/memsize")) {</text:p>
      <text:p text:style-name="P18"><text:s text:c="12"/>int newSize = atoi(argv[i + 1]);</text:p>
      <text:p text:style-name="P18"><text:s text:c="12"/>if (newSize &gt; 0 &amp;&amp; (newSize % pageSize) != 0) </text:p>
      <text:p text:style-name="P18"><text:s text:c="16"/>printf("Memory size must be multiple of PAGESIZE: %d\n", pageSize);</text:p>
      <text:p text:style-name="P18"><text:s text:c="12"/>else {</text:p>
      <text:p text:style-name="P18"><text:s text:c="16"/>pageSize = newSize;</text:p>
      <text:p text:style-name="P18"><text:s text:c="16"/>printf("Set new memory size: %d\n", pageSize);</text:p>
      <text:p text:style-name="P18"><text:s text:c="12"/>}</text:p>
      <text:p text:style-name="P18"><text:s text:c="12"/>i++;</text:p>
      <text:p text:style-name="P18"><text:s text:c="8"/>}</text:p>
      <text:p text:style-name="P18"><text:s text:c="8"/>if (!strcmp(argv[i], "/minfilesize")) {</text:p>
      <text:p text:style-name="P18"><text:s text:c="12"/>minFS = atoi(argv[i + 1]);</text:p>
      <text:p text:style-name="P18"><text:s text:c="12"/>i++;</text:p>
      <text:p text:style-name="P18"><text:s text:c="8"/>}</text:p>
      <text:p text:style-name="P18"><text:s text:c="8"/>if (!strcmp(argv[i], "/maxfilesize")) {</text:p>
      <text:p text:style-name="P18"><text:s text:c="12"/>maxFS = atoi(argv[i + 1]);</text:p>
      <text:p text:style-name="P18"><text:soft-page-break/><text:s text:c="12"/>i++;</text:p>
      <text:p text:style-name="P18"><text:s text:c="8"/>}</text:p>
      <text:p text:style-name="P18"><text:s text:c="8"/>if (!strcmp(argv[i], "/command")) {</text:p>
      <text:p text:style-name="P18"><text:s text:c="12"/>strcpy(cmd, argv[i + 1]);</text:p>
      <text:p text:style-name="P18"><text:s text:c="12"/>i++;</text:p>
      <text:p text:style-name="P18"><text:s text:c="12"/>if (!strcmp(cmd, "getline")) {</text:p>
      <text:p text:style-name="P18"><text:s text:c="16"/>strcat(cmd, " ");</text:p>
      <text:p text:style-name="P18"><text:s text:c="16"/>strcat(cmd, argv[i + 1]);</text:p>
      <text:p text:style-name="P18"><text:s text:c="16"/>i++;</text:p>
      <text:p text:style-name="P18"><text:s text:c="12"/>}</text:p>
      <text:p text:style-name="P18"><text:s text:c="12"/>if (!strcmp(cmd, "findline")) {</text:p>
      <text:p text:style-name="P18"><text:s text:c="16"/>strcat(cmd, " ");</text:p>
      <text:p text:style-name="P18"><text:s text:c="16"/>strcat(cmd, argv[i + 1]);</text:p>
      <text:p text:style-name="P18"><text:s text:c="16"/>i++;</text:p>
      <text:p text:style-name="P18"><text:s text:c="16"/>if (i &lt; argc - 1) {</text:p>
      <text:p text:style-name="P18"><text:s text:c="20"/>if (argv[i + 1][0] != '/') {</text:p>
      <text:p text:style-name="P18"><text:s text:c="24"/>strcat(cmd, " ");</text:p>
      <text:p text:style-name="P18"><text:s text:c="24"/>strcat(cmd, argv[i + 1]);</text:p>
      <text:p text:style-name="P18"><text:s text:c="24"/>i++;</text:p>
      <text:p text:style-name="P18"><text:s text:c="20"/>}</text:p>
      <text:p text:style-name="P18"><text:s text:c="16"/>}</text:p>
      <text:p text:style-name="P18"><text:s text:c="12"/>}</text:p>
      <text:p text:style-name="P18"><text:s text:c="12"/>if (!strcmp(cmd, "remove")) {</text:p>
      <text:p text:style-name="P18"><text:s text:c="16"/>strcat(cmd, " ");</text:p>
      <text:p text:style-name="P18"><text:s text:c="16"/>strcat(cmd, argv[i + 1]);</text:p>
      <text:p text:style-name="P18"><text:s text:c="16"/>strcat(cmd, " ");</text:p>
      <text:p text:style-name="P18"><text:s text:c="16"/>strcat(cmd, argv[i + 2]);</text:p>
      <text:p text:style-name="P18"><text:s text:c="16"/>strcat(cmd, " ");</text:p>
      <text:p text:style-name="P18"><text:s text:c="16"/>strcat(cmd, argv[i + 3]);</text:p>
      <text:p text:style-name="P18"><text:s text:c="16"/>i += 3;</text:p>
      <text:p text:style-name="P18"><text:s text:c="12"/>}</text:p>
      <text:p text:style-name="P18"><text:s text:c="12"/>if (!strcmp(cmd, "insert")) {</text:p>
      <text:p text:style-name="P18"><text:s text:c="16"/>strcat(cmd, " ");</text:p>
      <text:p text:style-name="P18"><text:s text:c="16"/>strcat(cmd, argv[i + 1]);</text:p>
      <text:p text:style-name="P18"><text:s text:c="16"/>strcat(cmd, " ");</text:p>
      <text:p text:style-name="P18"><text:s text:c="16"/>strcat(cmd, argv[i + 2]);</text:p>
      <text:p text:style-name="P18"><text:s text:c="16"/>strcat(cmd, " ");</text:p>
      <text:p text:style-name="P18"><text:s text:c="16"/>strcat(cmd, argv[i + 3]);</text:p>
      <text:p text:style-name="P18"><text:s text:c="16"/>i += 3;</text:p>
      <text:p text:style-name="P18"><text:s text:c="12"/>}</text:p>
      <text:p text:style-name="P18"><text:s text:c="8"/>}</text:p>
      <text:p text:style-name="P18"><text:s text:c="8"/>if (!strcmp(argv[i], "/help")) PrintHelp();</text:p>
      <text:p text:style-name="P18"><text:s text:c="4"/>}</text:p>
      <text:p text:style-name="P18"><text:s text:c="4"/>if ((strlen(cmd) &gt; 0) &amp;&amp; (strlen(filename) &gt; 0)) return ExecCmd(filename, cmd);</text:p>
      <text:p text:style-name="P18"><text:s text:c="4"/>printf("\n\t*** Interactive mode ***\n");</text:p>
      <text:p text:style-name="P18"><text:s text:c="4"/>if (strlen(filename) &gt; 0) PrintFileInfo(filename);</text:p>
      <text:p text:style-name="P18"><text:s text:c="4"/>while (1) {</text:p>
      <text:p text:style-name="P18"><text:s text:c="8"/>printf("\nEnter command or 'help' for info:\n&gt;");</text:p>
      <text:p text:style-name="P18"><text:s text:c="8"/>__fpurge(stdin);</text:p>
      <text:p text:style-name="P18"><text:s text:c="8"/>fgets(cmd, 74, stdin);</text:p>
      <text:p text:style-name="P18"><text:s text:c="8"/>__fpurge(stdin);</text:p>
      <text:p text:style-name="P18"><text:s text:c="8"/>if (cmd[strlen(cmd) - 1] == 10) cmd[strlen(cmd) - 1] = 0;</text:p>
      <text:p text:style-name="P18"><text:s text:c="8"/>if (!strcmp(cmd, "exit")) return 0;</text:p>
      <text:p text:style-name="P18"><text:s text:c="8"/>if (!strcmp(cmd, "help")) PrintHelp(); </text:p>
      <text:p text:style-name="P18"><text:s text:c="8"/>else if (ExecCmd(filename, cmd) &gt; 0) printf("Error executing command!\n");</text:p>
      <text:p text:style-name="P18"><text:s text:c="4"/>}</text:p>
      <text:p text:style-name="P18"><text:s text:c="4"/>return 0;</text:p>
      <text:p text:style-name="P18">}</text:p>
      <text:p text:style-name="P18"/>
      <text:p text:style-name="P3"><text:span text:style-name="T10">Тесты</text:span><text:span text:style-name="T14">:</text:span></text:p>
      <text:p text:style-name="P6"><text:span text:style-name="T16">// </text:span><text:span text:style-name="T17">тестирование команд в интерактивном режиме</text:span></text:p>
      <text:p text:style-name="P19">nastya@nastya-GP70-2PE:~/Рабочий стол/OC/lab4$ ./4oc</text:p>
      <text:p text:style-name="P19"/>
      <text:p text:style-name="P19"><text:tab/>*** Interactive mode ***</text:p>
      <text:p text:style-name="P19"/>
      <text:p text:style-name="P19">Enter command or 'help' for info:</text:p>
      <text:p text:style-name="P7"><text:span text:style-name="T16">&gt;</text:span><text:span text:style-name="T18">help</text:span></text:p>
      <text:p text:style-name="P19"><text:tab/>-- Command line mode: --</text:p>
      <text:p text:style-name="P19"><text:soft-page-break/>./editor [/file FILE_NAME] [/command COMMAND_NAME] [/help]</text:p>
      <text:p text:style-name="P19">[/memsize PAGE_SIZE] [/minfilesize MIN_SIZE] [/maxfilesize MAX_SIZE]</text:p>
      <text:p text:style-name="P19"/>
      <text:p text:style-name="P19">PAGE_SIZE - size of page for mapping.</text:p>
      <text:p text:style-name="P19">MIN_SIZE - minimum available size of file</text:p>
      <text:p text:style-name="P19">MAX_SIZE - maximum available size of file</text:p>
      <text:p text:style-name="P19"/>
      <text:p text:style-name="P19">If filename doesn't set, the interactive mode is activates.</text:p>
      <text:p text:style-name="P19">You should select a file at the beginning of work in the interactive mode.</text:p>
      <text:p text:style-name="P19"/>
      <text:p text:style-name="P19"><text:tab/>-- Available command line commands (COMMAND_NAME): --</text:p>
      <text:p text:style-name="P19">&gt; fileinfo - print information about the file</text:p>
      <text:p text:style-name="P19">&gt; getline N - print Nth line from file (starting from 1)</text:p>
      <text:p text:style-name="P19">&gt; findline [TYPE] STR - find STR in file</text:p>
      <text:p text:style-name="P19"><text:s text:c="4"/>if TYPE skipped, the search starts at any position</text:p>
      <text:p text:style-name="P19"><text:s text:c="4"/>if TYPE = ^, the search starts at the word beginning</text:p>
      <text:p text:style-name="P19"><text:s text:c="4"/>if TYPE = $, the search starts at the word end</text:p>
      <text:p text:style-name="P19">&gt; remove LINE POS LENGTH - remove LENGTH symbols from POSth position in LINEth line</text:p>
      <text:p text:style-name="P19">&gt; insert LINE POS "STR" - insert STR at POSth position in LINEth line (STR should be quoted)</text:p>
      <text:p text:style-name="P19">&gt; help - print this message</text:p>
      <text:p text:style-name="P19"/>
      <text:p text:style-name="P19"><text:tab/>-- Available interactive mode commands: --</text:p>
      <text:p text:style-name="P19">&gt; memsize PAGE_SIZE - set page size for mapping at PAGE_SIZE</text:p>
      <text:p text:style-name="P19"><text:s text:c="4"/>(PAGE_SIZE should be multiple of the default page size)</text:p>
      <text:p text:style-name="P19">&gt; minfilesize MIN_SIZE - set minimum available file size at MIN_SIZE,</text:p>
      <text:p text:style-name="P19"><text:s text:c="4"/>files less than MIN_SIZE will not be open</text:p>
      <text:p text:style-name="P19">&gt; minfilesize MAX_SIZE - set maximum available file size at MAX_SIZE,</text:p>
      <text:p text:style-name="P19"><text:s text:c="4"/>files greater than MAX_SIZE will not be open</text:p>
      <text:p text:style-name="P19">&gt; exit - quit the editor</text:p>
      <text:p text:style-name="P19">&gt; setfile - select file</text:p>
      <text:p text:style-name="P19">Command line commands is also available in the interactive mode</text:p>
      <text:p text:style-name="P19"/>
      <text:p text:style-name="P19">Enter command or 'help' for info:</text:p>
      <text:p text:style-name="P7"><text:span text:style-name="T16">&gt;</text:span><text:span text:style-name="T18">fileinfo</text:span></text:p>
      <text:p text:style-name="P19">Set filename first!</text:p>
      <text:p text:style-name="P19">Error executing command!</text:p>
      <text:p text:style-name="P19"/>
      <text:p text:style-name="P19">Enter command or 'help' for info:</text:p>
      <text:p text:style-name="P7"><text:span text:style-name="T16">&gt;</text:span><text:span text:style-name="T18">setfile five.txt</text:span></text:p>
      <text:p text:style-name="P19"/>
      <text:p text:style-name="P19">Enter command or 'help' for info:</text:p>
      <text:p text:style-name="P7"><text:span text:style-name="T16">&gt;</text:span><text:span text:style-name="T18">fileinfo</text:span></text:p>
      <text:p text:style-name="P19">File name: five.txt, size: 23, lines: 5</text:p>
      <text:p text:style-name="P19"/>
      <text:p text:style-name="P19">Enter command or 'help' for info:</text:p>
      <text:p text:style-name="P7"><text:span text:style-name="T16">&gt;</text:span><text:span text:style-name="T18">getline 1</text:span></text:p>
      <text:p text:style-name="P19">one</text:p>
      <text:p text:style-name="P19"/>
      <text:p text:style-name="P19">Enter command or 'help' for info:</text:p>
      <text:p text:style-name="P7"><text:span text:style-name="T16">&gt;</text:span><text:span text:style-name="T18">insert 1 4 "one"</text:span></text:p>
      <text:p text:style-name="P19"/>
      <text:p text:style-name="P19">Enter command or 'help' for info:</text:p>
      <text:p text:style-name="P7"><text:span text:style-name="T16">&gt;</text:span><text:span text:style-name="T18">getline 1</text:span></text:p>
      <text:p text:style-name="P19">oneone</text:p>
      <text:p text:style-name="P19"/>
      <text:p text:style-name="P19">Enter command or 'help' for info:</text:p>
      <text:p text:style-name="P7"><text:span text:style-name="T16">&gt;</text:span><text:span text:style-name="T18">getline 0</text:span></text:p>
      <text:p text:style-name="P19">Line number must be the positive integer.</text:p>
      <text:p text:style-name="P19">Error executing command!</text:p>
      <text:p text:style-name="P19"/>
      <text:p text:style-name="P19">Enter command or 'help' for info:</text:p>
      <text:p text:style-name="P7"><text:span text:style-name="T16">&gt;</text:span><text:span text:style-name="T18">getline 10</text:span></text:p>
      <text:p text:style-name="P19">Line number must be less than number of lines in a file.</text:p>
      <text:p text:style-name="P19">Error executing command!</text:p>
      <text:p text:style-name="P19"/>
      <text:p text:style-name="P19">Enter command or 'help' for info:</text:p>
      <text:p text:style-name="P7"><text:span text:style-name="T16">&gt;</text:span><text:span text:style-name="T18">memsize 10</text:span></text:p>
      <text:p text:style-name="P19">Memory size must be multiple of PAGESIZE: 4096</text:p>
      <text:p text:style-name="P19"/>
      <text:p text:style-name="P19"><text:soft-page-break/>Enter command or 'help' for info:</text:p>
      <text:p text:style-name="P7"><text:span text:style-name="T16">&gt;</text:span><text:span text:style-name="T18">memsize 8192</text:span></text:p>
      <text:p text:style-name="P19">Set new memory size: 8192</text:p>
      <text:p text:style-name="P19"/>
      <text:p text:style-name="P19">Enter command or 'help' for info:</text:p>
      <text:p text:style-name="P7"><text:span text:style-name="T16">&gt;</text:span><text:span text:style-name="T18">minfilesize 100</text:span></text:p>
      <text:p text:style-name="P19"/>
      <text:p text:style-name="P19">Enter command or 'help' for info:</text:p>
      <text:p text:style-name="P7"><text:span text:style-name="T16">&gt;</text:span><text:span text:style-name="T18">maxfilesize 500</text:span></text:p>
      <text:p text:style-name="P19"/>
      <text:p text:style-name="P19">Enter command or 'help' for info:</text:p>
      <text:p text:style-name="P7"><text:span text:style-name="T16">&gt;</text:span><text:span text:style-name="T18">setfile ten.txt</text:span></text:p>
      <text:p text:style-name="P19">Invalid file size.</text:p>
      <text:p text:style-name="P19">Maxumum available size: 500</text:p>
      <text:p text:style-name="P19">Minimum available size: 100</text:p>
      <text:p text:style-name="P19">Size of selected file is 67</text:p>
      <text:p text:style-name="P19">Error executing command!</text:p>
      <text:p text:style-name="P19"/>
      <text:p text:style-name="P19">Enter command or 'help' for info:</text:p>
      <text:p text:style-name="P7"><text:span text:style-name="T16">&gt;</text:span><text:span text:style-name="T18">setfile saved.txt</text:span></text:p>
      <text:p text:style-name="P19">Invalid file size.</text:p>
      <text:p text:style-name="P19">Maxumum available size: 500</text:p>
      <text:p text:style-name="P19">Minimum available size: 100</text:p>
      <text:p text:style-name="P19">Size of selected file is 10690</text:p>
      <text:p text:style-name="P19">Error executing command!</text:p>
      <text:p text:style-name="P19"/>
      <text:p text:style-name="P19">Enter command or 'help' for info:</text:p>
      <text:p text:style-name="P7"><text:span text:style-name="T16">&gt;</text:span><text:span text:style-name="T18">maxfilesize 12000</text:span></text:p>
      <text:p text:style-name="P19"/>
      <text:p text:style-name="P19">Enter command or 'help' for info:</text:p>
      <text:p text:style-name="P7"><text:span text:style-name="T16">&gt;</text:span><text:span text:style-name="T18">setfile saved.txt</text:span></text:p>
      <text:p text:style-name="P19"/>
      <text:p text:style-name="P19">Enter command or 'help' for info:</text:p>
      <text:p text:style-name="P7"><text:span text:style-name="T16">&gt;</text:span><text:span text:style-name="T18">fileinfo</text:span></text:p>
      <text:p text:style-name="P19">File name: saved.txt, size: 10691, lines: 460</text:p>
      <text:p text:style-name="P19"/>
      <text:p text:style-name="P19">Enter command or 'help' for info:</text:p>
      <text:p text:style-name="P7"><text:span text:style-name="T16">&gt;</text:span><text:span text:style-name="T18">findline ok</text:span></text:p>
      <text:p text:style-name="P19">broken,</text:p>
      <text:p text:style-name="P19">looking</text:p>
      <text:p text:style-name="P19">looking</text:p>
      <text:p text:style-name="P19">looking</text:p>
      <text:p text:style-name="P19">looking</text:p>
      <text:p text:style-name="P19">book</text:p>
      <text:p text:style-name="P19">book</text:p>
      <text:p text:style-name="P19">looking</text:p>
      <text:p text:style-name="P19">(Look</text:p>
      <text:p text:style-name="P19"/>
      <text:p text:style-name="P19">Enter command or 'help' for info:</text:p>
      <text:p text:style-name="P7"><text:span text:style-name="T16">&gt;</text:span><text:span text:style-name="T18">findline ^ sou</text:span></text:p>
      <text:p text:style-name="P19">sounds</text:p>
      <text:p text:style-name="P19">Souviens</text:p>
      <text:p text:style-name="P19"/>
      <text:p text:style-name="P19">Enter command or 'help' for info:</text:p>
      <text:p text:style-name="P7"><text:span text:style-name="T16">&gt;</text:span><text:span text:style-name="T18">findline $ moi</text:span></text:p>
      <text:p text:style-name="P19">protège-moi</text:p>
      <text:p text:style-name="P19">protège-moi</text:p>
      <text:p text:style-name="P19"/>
      <text:p text:style-name="P19">Enter command or 'help' for info:</text:p>
      <text:p text:style-name="P7"><text:span text:style-name="T16">&gt;</text:span><text:span text:style-name="T18">minfilesize 10</text:span></text:p>
      <text:p text:style-name="P19"/>
      <text:p text:style-name="P19">Enter command or 'help' for info:</text:p>
      <text:p text:style-name="P7"><text:span text:style-name="T16">&gt;</text:span><text:span text:style-name="T18">setfile ten.txt</text:span></text:p>
      <text:p text:style-name="P19"/>
      <text:p text:style-name="P19">Enter command or 'help' for info:</text:p>
      <text:p text:style-name="P7"><text:span text:style-name="T16">&gt;</text:span><text:span text:style-name="T18">fileinfo</text:span></text:p>
      <text:p text:style-name="P19">File name: ten.txt, size: 68, lines: 10</text:p>
      <text:p text:style-name="P19"/>
      <text:p text:style-name="P19">Enter command or 'help' for info:</text:p>
      <text:p text:style-name="P7"><text:span text:style-name="T16">&gt;</text:span><text:span text:style-name="T18">getline 5</text:span></text:p>
      <text:p text:style-name="P19">five 55555</text:p>
      <text:p text:style-name="P19"><text:soft-page-break/></text:p>
      <text:p text:style-name="P19">Enter command or 'help' for info:</text:p>
      <text:p text:style-name="P7"><text:span text:style-name="T16">&gt;</text:span><text:span text:style-name="T18">remove 5 5 3</text:span></text:p>
      <text:p text:style-name="P19"/>
      <text:p text:style-name="P19">Enter command or 'help' for info:</text:p>
      <text:p text:style-name="P7"><text:span text:style-name="T16">&gt;</text:span><text:span text:style-name="T18">getline 5</text:span></text:p>
      <text:p text:style-name="P19">five555</text:p>
      <text:p text:style-name="P19"/>
      <text:p text:style-name="P19">Enter command or 'help' for info:</text:p>
      <text:p text:style-name="P7"><text:span text:style-name="T16">&gt;</text:span><text:span text:style-name="T18">insert 12 3 "1"</text:span></text:p>
      <text:p text:style-name="P19">Line number must be less than number of lines in a file.</text:p>
      <text:p text:style-name="P19">Error executing command!</text:p>
      <text:p text:style-name="P19"/>
      <text:p text:style-name="P19">Enter command or 'help' for info:</text:p>
      <text:p text:style-name="P7"><text:span text:style-name="T16">&gt;</text:span><text:span text:style-name="T18">remove 0 3 5</text:span></text:p>
      <text:p text:style-name="P19">Line number must be the positive integer.</text:p>
      <text:p text:style-name="P19">Error executing command!</text:p>
      <text:p text:style-name="P19"/>
      <text:p text:style-name="P9"><text:span text:style-name="T16">&gt;</text:span><text:span text:style-name="T18">get</text:span><text:span text:style-name="T16"> </text:span></text:p>
      <text:p text:style-name="P20">Unknown command: get</text:p>
      <text:p text:style-name="P20">Error executing command!</text:p>
      <text:p text:style-name="P20"/>
      <text:p text:style-name="P19">Enter command or 'help' for info:</text:p>
      <text:p text:style-name="P7"><text:span text:style-name="T16">&gt;</text:span><text:span text:style-name="T18">exit</text:span></text:p>
      <text:p text:style-name="P21"/>
      <text:p text:style-name="P21"/>
      <text:p text:style-name="P22">// тестирование команд в режиме командной строки</text:p>
      <text:p text:style-name="P22"/>
      <text:p text:style-name="P8"><text:span text:style-name="T19">OC/lab4$</text:span><text:span text:style-name="T16"> </text:span><text:span text:style-name="T18">./4oc /minfilesize 1000 /file five.txt</text:span></text:p>
      <text:p text:style-name="P23">Invalid file size.</text:p>
      <text:p text:style-name="P23">Minimum available size: 1000</text:p>
      <text:p text:style-name="P23">Size of selected file is 25</text:p>
      <text:p text:style-name="P8"><text:span text:style-name="T19">OC/lab4$</text:span><text:span text:style-name="T16"> </text:span><text:span text:style-name="T18">./4oc /memsize 100 /file ten.txt /command getline 100</text:span></text:p>
      <text:p text:style-name="P23">Memory size must be multiple of PAGESIZE: 4096</text:p>
      <text:p text:style-name="P23">Line number must be less than number of lines in a file.</text:p>
      <text:p text:style-name="P8"><text:span text:style-name="T19">OC/lab4$</text:span><text:span text:style-name="T16"> </text:span><text:span text:style-name="T18">./4oc /file ten.txt /command getline 4</text:span></text:p>
      <text:p text:style-name="P23">four 4444</text:p>
      <text:p text:style-name="P8"><text:span text:style-name="T19">OC/lab4$</text:span><text:span text:style-name="T16"> </text:span><text:span text:style-name="T18">./4oc /file ten.txt /command remove 4 3 1</text:span></text:p>
      <text:p text:style-name="P8"><text:span text:style-name="T19">OC/lab4$</text:span><text:span text:style-name="T16"> </text:span><text:span text:style-name="T18">./4oc /file ten.txt /command getline 4</text:span></text:p>
      <text:p text:style-name="P23">for 4444</text:p>
      <text:p text:style-name="P8"><text:span text:style-name="T19">OC/lab4$</text:span><text:span text:style-name="T16"> </text:span><text:span text:style-name="T18">./4oc /file ten.txt /command insert 4 4 " 123"</text:span></text:p>
      <text:p text:style-name="P8"><text:span text:style-name="T19">OC/lab4$</text:span><text:span text:style-name="T16"> </text:span><text:span text:style-name="T18">./4oc /file ten.txt /command getline 4</text:span></text:p>
      <text:p text:style-name="P23">for 123 4444</text:p>
      <text:p text:style-name="P8"><text:span text:style-name="T19">OC/lab4$</text:span><text:span text:style-name="T16"> </text:span><text:span text:style-name="T18">./4oc /file saved.txt /command findline ^ la</text:span></text:p>
      <text:p text:style-name="P23">late.</text:p>
      <text:p text:style-name="P23">laid</text:p>
      <text:p text:style-name="P23">laid</text:p>
      <text:p text:style-name="P23">last</text:p>
      <text:p text:style-name="P23">latch</text:p>
      <text:p text:style-name="P23">late</text:p>
      <text:p text:style-name="P23">landslides.</text:p>
      <text:p text:style-name="P23">last</text:p>
      <text:p text:style-name="P23">La</text:p>
      <text:p text:style-name="P23">la</text:p>
      <text:p text:style-name="P23">la</text:p>
      <text:p text:style-name="P2"/>
      <text:p text:style-name="P24">Выводы:</text:p>
      <text:p text:style-name="P4"><text:span text:style-name="T13">При работе с файлами больших размеров удобно использовать file mapping для <text:s/>отображения частей файла в память. Благодаря этому </text:span><text:span text:style-name="T11">есть </text:span><text:span text:style-name="T13">возможно</text:span><text:span text:style-name="T11">сть</text:span><text:span text:style-name="T13"> работать с небольшими фрагментами файла, не загружа</text:span><text:span text:style-name="T12">я</text:span><text:span text:style-name="T13"> его полностью. </text:span><text:span text:style-name="T11">При этом можно </text:span><text:span text:style-name="T12">задать</text:span><text:span text:style-name="T11"> любой размер страницы для отображения, кратный изначальному размеру. </text:span><text:span text:style-name="T12">Для отображения были использованы системные вызовы mmap и munmap, при работе с файлами использовались вызовы open, write и renam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153cm" style:type="center"/>
          <style:tab-stop style:position="20.30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3:07:02.590716088</meta:creation-date>
    <dc:date>2017-02-01T17:30:52.897802116</dc:date>
    <meta:editing-duration>PT4M27S</meta:editing-duration>
    <meta:editing-cycles>2</meta:editing-cycles>
    <meta:generator>LibreOffice/4.4.6.3$Linux_x86 LibreOffice_project/40m0$Build-3</meta:generator>
    <meta:document-statistic meta:table-count="0" meta:image-count="0" meta:object-count="0" meta:page-count="11" meta:paragraph-count="658" meta:word-count="3099" meta:character-count="23426" meta:non-whitespace-character-count="16851"/>
  </office:meta>
</office:document-meta>
</file>